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solid" draw:fill-color="#cccccc" draw:fill-hatch-name="Black_20_45_20_Degrees_20_Wid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solid" draw:fill-color="#000000" draw:fill-image-width="0cm" draw:fill-image-height="0cm" draw:textarea-horizontal-align="left" draw:auto-grow-height="true" draw:auto-grow-width="true" fo:min-height="1.557cm" fo:min-width="6.414cm"/>
    </style:style>
    <style:style style:name="gr7" style:family="graphic" style:parent-style-name="standard">
      <style:graphic-properties draw:stroke="dash" draw:stroke-dash="Fine_20_Dashed_20__28_var_29_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_20__28_var_29_"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ffffff" fo:font-family="'Courier New'" style:font-family-generic="modern" style:font-pitch="fixed" fo:font-size="12pt" style:font-size-asian="12pt" style:font-size-complex="1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fo:font-family="'Courier New'" style:font-family-generic="modern" style:font-pitch="fixed" fo:font-size="12pt" style:font-size-asian="12pt" style:font-size-complex="12pt"/>
    </style:style>
    <style:style style:name="T5" style:family="text">
      <style:text-properties fo:font-family="OpenSymbol" style:font-style-name="Regular" style:font-charset="x-symbol" style:font-family-asian="OpenSymbol" style:font-style-name-asian="Regular" style:font-charset-asian="x-symbol" style:font-family-complex="OpenSymbol" style:font-style-name-complex="Regular" style:font-charset-complex="x-symbol"/>
    </style:style>
    <style:style style:name="T6" style:family="text">
      <style:text-properties fo:font-family="StarSymbol" style:font-style-name="Regular" style:font-charset="x-symbol" style:font-family-asian="StarSymbol" style:font-style-name-asian="Regular" style:font-charset-asian="x-symbol" style:font-family-complex="StarSymbol" style:font-style-name-complex="Regular" style:font-charset-complex="x-symbol"/>
    </style:style>
    <style:style style:name="T7" style:family="text">
      <style:text-properties fo:font-family="Arial" style:font-style-name="Normal" style:font-family-generic="swiss" fo:font-size="12pt" style:font-family-asian="Arial" style:font-style-name-asian="Normal" style:font-family-generic-asian="swiss" style:font-size-asian="12pt" style:font-family-complex="Arial" style:font-style-name-complex="Normal" style:font-family-generic-complex="swiss" style:font-size-complex="12pt"/>
    </style:style>
    <style:style style:name="T8" style:family="text">
      <style:text-properties fo:font-family="Arial" style:font-style-name="Normal" style:font-family-generic="swiss" fo:font-size="22pt" style:font-family-asian="Arial" style:font-style-name-asian="Normal" style:font-family-generic-asian="swiss" style:font-size-asian="22pt" style:font-family-complex="Arial" style:font-style-name-complex="Normal" style:font-family-generic-complex="swiss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cm" svg:height="11.5cm" svg:x="8.2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cm" svg:height="2cm" svg:x="6.5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5cm" svg:x="7cm" svg:y="15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7cm" svg:y="14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7cm" svg:y="14.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2" draw:layer="layout" svg:width="2.195cm" svg:height="0.962cm" svg:x="9.305cm" svg:y="14cm">
          <draw:text-box>
            <text:p><text:span text:style-name="T1">host2</text:span></text:p>
          </draw:text-box>
        </draw:frame>
        <draw:custom-shape draw:style-name="gr5" draw:text-style-name="P1" xml:id="id4" draw:id="id4" draw:layer="layout" svg:width="5cm" svg:height="2cm" svg:x="2.2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5cm" svg:x="2.7cm" svg:y="4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2.7cm" svg:y="3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2.7cm" svg:y="3.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2" draw:layer="layout" svg:width="2.195cm" svg:height="0.962cm" svg:x="5cm" svg:y="3cm">
          <draw:text-box>
            <text:p><text:span text:style-name="T1">host3</text:span></text:p>
          </draw:text-box>
        </draw:frame>
        <draw:custom-shape draw:style-name="gr5" draw:text-style-name="P1" xml:id="id3" draw:id="id3" draw:layer="layout" svg:width="5cm" svg:height="2cm" svg:x="14.2cm" svg:y="1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5cm" svg:x="14.7cm" svg:y="11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14.7cm" svg:y="10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14.7cm" svg:y="10.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2" draw:layer="layout" svg:width="2.195cm" svg:height="0.962cm" svg:x="17cm" svg:y="10.038cm">
          <draw:text-box>
            <text:p><text:span text:style-name="T1">host1</text:span></text:p>
          </draw:text-box>
        </draw:frame>
        <draw:frame draw:style-name="gr4" draw:text-style-name="P3" draw:layer="layout" svg:width="3.381cm" svg:height="0.725cm" svg:x="16.619cm" svg:y="17.775cm">
          <draw:text-box>
            <text:p><text:span text:style-name="T2">private network</text:span></text:p>
          </draw:text-box>
        </draw:frame>
        <draw:frame draw:style-name="gr4" draw:text-style-name="P3" draw:layer="layout" svg:width="1.946cm" svg:height="0.725cm" svg:x="1cm" svg:y="1cm">
          <draw:text-box>
            <text:p><text:span text:style-name="T2">Internet</text:span></text:p>
          </draw:text-box>
        </draw:frame>
        <draw:frame draw:style-name="gr6" draw:text-style-name="P4" draw:layer="layout" svg:width="6.914cm" svg:height="1.807cm" svg:x="11.286cm" svg:y="7.693cm">
          <draw:text-box>
            <text:p><text:span text:style-name="T3">$</text:span><text:span text:style-name="T4"> gt -s host1:/files/* \</text:span></text:p>
            <text:p><text:span text:style-name="T4">&gt; <text:s text:c="3"/>-d host3:/files/</text:span></text:p>
            <text:p><text:span text:style-name="T4">........</text:span></text:p>
          </draw:text-box>
        </draw:frame>
        <draw:connector draw:style-name="gr7" draw:text-style-name="P1" draw:layer="layout" svg:x1="10.14cm" svg:y1="9cm" svg:x2="9cm" svg:y2="14cm" draw:start-shape="id1" draw:start-glue-point="2" draw:end-shape="id2" svg:d="m10140 9000v2500h-1140v2500">
          <text:p/>
        </draw:connector>
        <draw:connector draw:style-name="gr8" draw:text-style-name="P1" draw:layer="layout" draw:line-skew="4.899cm" svg:x1="16.7cm" svg:y1="12.1cm" svg:x2="4.7cm" svg:y2="5cm" draw:start-shape="id3" draw:start-glue-point="2" draw:end-shape="id4" draw:end-glue-point="2" svg:d="m16700 12100v5400h-12000v-12500">
          <text:p/>
        </draw:connector>
        <draw:connector draw:style-name="gr9" draw:text-style-name="P1" draw:layer="layout" svg:x1="6.5cm" svg:y1="15cm" svg:x2="4.7cm" svg:y2="5cm" draw:start-shape="id2" draw:start-glue-point="3" draw:end-shape="id4" svg:d="m6500 15000h-1800v-10000">
          <text:p/>
        </draw:connector>
        <draw:frame draw:style-name="gr4" draw:layer="layout" svg:width="1.069cm" svg:height="0.886cm" svg:x="4.7cm" svg:y="14.1cm">
          <draw:text-box>
            <text:p><text:span text:style-name="T5">➋</text:span></text:p>
          </draw:text-box>
        </draw:frame>
        <draw:frame draw:style-name="gr4" draw:layer="layout" svg:width="1.069cm" svg:height="0.886cm" svg:x="15.631cm" svg:y="14.1cm">
          <draw:text-box>
            <text:p><text:span text:style-name="T6">➊</text:span></text:p>
          </draw:text-box>
        </draw:frame>
        <draw:connector draw:style-name="gr9" draw:text-style-name="P1" draw:layer="layout" svg:x1="16.7cm" svg:y1="12.1cm" svg:x2="11.5cm" svg:y2="15cm" draw:start-shape="id3" draw:start-glue-point="2" draw:end-shape="id2" draw:end-glue-point="1" svg:d="m16700 12100v2900h-5200">
          <text:p/>
        </draw:connector>
        <draw:frame draw:style-name="gr4" draw:text-style-name="P5" xml:id="id1" draw:id="id1" draw:layer="layout" svg:width="2.12cm" svg:height="1.119cm" svg:x="9.08cm" svg:y="7.881cm">
          <draw:text-box>
            <text:p><text:span text:style-name="T7">user</text:span><text:span text:style-name="T8">☺</text:span></text:p>
          </draw:text-box>
        </draw:frame>
        <draw:custom-shape draw:style-name="gr10" draw:text-style-name="P1" draw:layer="layout" svg:width="5cm" svg:height="15cm" svg:x="20cm" svg:y="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rank Scheiner</meta:initial-creator>
    <meta:creation-date>2013-08-19T07:29:13</meta:creation-date>
    <meta:editing-duration>PT4M18S</meta:editing-duration>
    <meta:editing-cycles>3</meta:editing-cycles>
    <meta:generator>LibreOffice/3.3$Unix LibreOffice_project/330m19$Build-401</meta:generator>
    <dc:date>2013-08-19T08:00:02</dc:date>
    <dc:creator>Frank Scheiner</dc:creator>
    <meta:document-statistic meta:object-count="27"/>
  </office:meta>
</office:document-meta>
</file>